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fff" officeooo:paragraph-rsid="0006c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8:34:21.110865417</meta:creation-date>
    <dc:date>2021-12-13T18:34:50.433482814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